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/>
    <style:font-face style:name="Andale Sans UI1" svg:font-family="'Andale Sans UI'" style:font-pitch="variable"/>
    <style:font-face style:name="Arial" svg:font-family="Arial" style:font-family-generic="swiss" style:font-pitch="variable"/>
    <style:font-face style:name="Bitstream Vera Sans" svg:font-family="'Bitstream Vera Sans'" style:font-pitch="variable"/>
    <style:font-face style:name="JetBrains Mono" svg:font-family="'JetBrains Mono'" style:font-family-generic="roman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</office:font-face-decls>
  <office:automatic-styles>
    <style:style style:name="Table1" style:family="table">
      <style:table-properties style:width="6.6979in" fo:margin-left="0in" fo:margin-right="-0.0049in" table:align="margins"/>
    </style:style>
    <style:style style:name="Table1.A" style:family="table-column">
      <style:table-column-properties style:column-width="1.6729in" style:rel-column-width="16368*"/>
    </style:style>
    <style:style style:name="Table1.C" style:family="table-column">
      <style:table-column-properties style:column-width="1.5813in" style:rel-column-width="15471*"/>
    </style:style>
    <style:style style:name="Table1.D" style:family="table-column">
      <style:table-column-properties style:column-width="1.7708in" style:rel-column-width="173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2.8854in"/>
          <style:tab-stop style:position="5.1457in"/>
        </style:tab-stops>
      </style:paragraph-properties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Table_20_Contents">
      <style:paragraph-properties fo:text-align="end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text-properties style:font-name="Arial" fo:language="de" fo:country="DE"/>
    </style:style>
    <style:style style:name="P9" style:family="paragraph" style:parent-style-name="Table_20_Contents">
      <style:text-properties style:font-name="Arial" fo:language="de" fo:country="DE"/>
    </style:style>
    <style:style style:name="P10" style:family="paragraph" style:parent-style-name="Table_20_Contents">
      <style:paragraph-properties fo:text-align="end" style:justify-single-word="false"/>
      <style:text-properties style:font-name="Arial" fo:language="de" fo:country="DE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Standard">
      <style:text-properties style:font-name="Utopia" fo:font-size="20pt" style:font-size-asian="20pt" style:font-size-complex="20pt"/>
    </style:style>
    <style:style style:name="P13" style:family="paragraph" style:parent-style-name="Standard">
      <style:text-properties style:font-name="Times New Roman" fo:font-size="20pt" style:font-size-asian="20pt" style:font-size-complex="20pt"/>
    </style:style>
    <style:style style:name="P14" style:family="paragraph" style:parent-style-name="Table_20_Heading">
      <style:text-properties style:font-name="Arial" officeooo:rsid="001af2db" officeooo:paragraph-rsid="001af2db"/>
    </style:style>
    <style:style style:name="P15" style:family="paragraph" style:parent-style-name="Footer">
      <style:paragraph-properties>
        <style:tab-stops>
          <style:tab-stop style:position="2.8854in"/>
          <style:tab-stop style:position="5.1457in"/>
        </style:tab-stops>
      </style:paragraph-properties>
      <style:text-properties style:font-name="Arial" fo:font-size="10pt" officeooo:paragraph-rsid="001af2db" style:font-size-asian="10pt" style:font-size-complex="10pt"/>
    </style:style>
    <style:style style:name="P16" style:family="paragraph" style:parent-style-name="Standard">
      <style:text-properties style:font-name="Arial" fo:language="de" fo:country="DE" officeooo:paragraph-rsid="001a2f73"/>
    </style:style>
    <style:style style:name="P17" style:family="paragraph" style:parent-style-name="Standard">
      <style:paragraph-properties fo:text-align="end" style:justify-single-word="false"/>
      <style:text-properties style:font-name="Arial" officeooo:paragraph-rsid="001a2f73"/>
    </style:style>
    <style:style style:name="P18" style:family="paragraph" style:parent-style-name="Standard">
      <style:paragraph-properties fo:text-align="end" style:justify-single-word="false"/>
      <style:text-properties style:font-name="Arial"/>
    </style:style>
    <style:style style:name="P19" style:family="paragraph" style:parent-style-name="Standard">
      <style:text-properties style:font-name="Arial" officeooo:rsid="001af2db" officeooo:paragraph-rsid="001af2db"/>
    </style:style>
    <style:style style:name="P20" style:family="paragraph" style:parent-style-name="Table_20_Contents">
      <style:paragraph-properties fo:text-align="end" style:justify-single-word="false"/>
      <style:text-properties style:font-name="Arial"/>
    </style:style>
    <style:style style:name="P21" style:family="paragraph" style:parent-style-name="Table_20_Contents">
      <style:text-properties style:font-name="Arial" officeooo:rsid="001aa49d" officeooo:paragraph-rsid="001aa49d"/>
    </style:style>
    <style:style style:name="T1" style:family="text">
      <style:text-properties fo:language="de" fo:country="DE"/>
    </style:style>
    <style:style style:name="T2" style:family="text">
      <style:text-properties fo:language="de" fo:country="DE" fo:background-color="transparent" loext:char-shading-value="0"/>
    </style:style>
    <style:style style:name="T3" style:family="text">
      <style:text-properties officeooo:rsid="001a2f73"/>
    </style:style>
    <style:style style:name="T4" style:family="text">
      <style:text-properties officeooo:rsid="001aa49d"/>
    </style:style>
    <style:style style:name="T5" style:family="text">
      <style:text-properties officeooo:rsid="001af2db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1a2f73" style:font-size-asian="8pt" style:font-size-complex="8pt"/>
    </style:style>
    <style:style style:name="T8" style:family="text">
      <style:text-properties fo:font-size="8pt" officeooo:rsid="001af2db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3"><text:span text:style-name="T3">Best Company</text:span> <text:span text:style-name="T3">LTD</text:span></text:p>
      <text:p text:style-name="P2"/>
      <text:p text:style-name="P2"/>
      <text:p text:style-name="P2"/>
      <text:p text:style-name="P2"/>
      <text:p text:style-name="P3"><text:span text:style-name="T3">Best Compan</text:span><text:span text:style-name="T5">y</text:span> <text:span text:style-name="T3">LTD</text:span> – <text:span text:style-name="T3">Best Street</text:span> 7 - <text:span text:style-name="T3">12345</text:span> <text:span text:style-name="T3">Best City</text:span></text:p>
      <text:p text:style-name="P2"/>
      <text:p text:style-name="P8">%<text:span text:style-name="T3">address_line_1</text:span>%</text:p>
      <text:p text:style-name="P16">%<text:span text:style-name="T3">address_line_2</text:span>%</text:p>
      <text:p text:style-name="P16">%<text:span text:style-name="T3">address_line_3</text:span>%</text:p>
      <text:p text:style-name="P16">%<text:span text:style-name="T3">address_line_4</text:span>%</text:p>
      <text:p text:style-name="P8"/>
      <text:p text:style-name="P8"/>
      <text:p text:style-name="P2"/>
      <text:p text:style-name="P4">Tel <text:span text:style-name="T3">123</text:span>/<text:span text:style-name="T3">45</text:span> <text:span text:style-name="T3">67</text:span> <text:span text:style-name="T3">78</text:span> <text:span text:style-name="T3">90</text:span></text:p>
      <text:p text:style-name="P17">Fax <text:span text:style-name="T3">123</text:span>/<text:span text:style-name="T3">45</text:span> <text:span text:style-name="T3">67</text:span> <text:span text:style-name="T3">78</text:span> <text:span text:style-name="T3">90</text:span></text:p>
      <text:p text:style-name="P4">info@<text:span text:style-name="T3">best-</text:span><text:span text:style-name="T5">company</text:span>.de</text:p>
      <text:p text:style-name="P4"/>
      <text:p text:style-name="P4"/>
      <text:p text:style-name="P4">%<text:bookmark-start text:name="__DdeLink__135_2234236608"/><text:span text:style-name="T5">e</text:span><text:bookmark-end text:name="__DdeLink__135_2234236608"/><text:span text:style-name="T5">dit_date</text:span>% </text:p>
      <text:p text:style-name="P2"/>
      <text:p text:style-name="P2"/>
      <text:p text:style-name="P6"><text:span text:style-name="T1">R</text:span>echnung <text:span text:style-name="T2">%RENR%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4">Usage</text:p>
          </table:table-cell>
          <table:table-cell table:style-name="Table1.A1" office:value-type="string">
            <text:p text:style-name="P14">Unit <text:s text:c="2"/>Price</text:p>
          </table:table-cell>
          <table:table-cell table:style-name="Table1.A1" office:value-type="string">
            <text:p text:style-name="P14">Units</text:p>
          </table:table-cell>
          <table:table-cell table:style-name="Table1.D1" office:value-type="string">
            <text:p text:style-name="P14">Total</text:p>
          </table:table-cell>
        </table:table-row>
        <table:table-row>
          <table:table-cell table:style-name="Table1.A2" office:value-type="string">
            <text:p text:style-name="P9"><text:span text:style-name="T4">Cache Bill</text:span> <text:span text:style-name="T4">Usage</text:span> %<text:span text:style-name="T4">domain</text:span>%</text:p>
            <text:p text:style-name="P9">%<text:span text:style-name="T4">month</text:span>% </text:p>
            <text:p text:style-name="P9">100.000 PI</text:p>
          </table:table-cell>
          <table:table-cell table:style-name="Table1.A2" office:value-type="string">
            <text:p text:style-name="P5">%<text:span text:style-name="T4">unit_price</text:span>%</text:p>
          </table:table-cell>
          <table:table-cell table:style-name="Table1.A2" office:value-type="string">
            <text:p text:style-name="P10">%<text:span text:style-name="T4">units</text:span>%</text:p>
          </table:table-cell>
          <table:table-cell table:style-name="Table1.D2" office:value-type="string">
            <text:p text:style-name="P5">%net_amount% </text:p>
          </table:table-cell>
        </table:table-row>
        <table:table-row>
          <table:table-cell table:style-name="Table1.A2" office:value-type="string">
            <text:p text:style-name="P11">19% <text:span text:style-name="T4">VAT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>%<text:span text:style-name="T5">vat</text:span>% </text:p>
          </table:table-cell>
        </table:table-row>
        <table:table-row>
          <table:table-cell table:style-name="Table1.A2" office:value-type="string">
            <text:p text:style-name="P21">Total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7">%<text:span text:style-name="T4">total_amount</text:span>% </text:p>
          </table:table-cell>
        </table:table-row>
      </table:table>
      <text:p text:style-name="P2"/>
      <text:p text:style-name="P2">Payment term: after receipt of invoice</text:p>
      <text:p text:style-name="P2"/>
      <text:p text:style-name="P19">Best Regards,</text:p>
      <text:p text:style-name="P2"/>
      <text:p text:style-name="P2"/>
      <text:p text:style-name="P19">Best CE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/>
    <style:font-face style:name="Andale Sans UI1" svg:font-family="'Andale Sans UI'" style:font-pitch="variable"/>
    <style:font-face style:name="Arial" svg:font-family="Arial" style:font-family-generic="swiss" style:font-pitch="variable"/>
    <style:font-face style:name="Bitstream Vera Sans" svg:font-family="'Bitstream Vera Sans'" style:font-pitch="variable"/>
    <style:font-face style:name="JetBrains Mono" svg:font-family="'JetBrains Mono'" style:font-family-generic="roman" style:font-pitch="variable"/>
    <style:font-face style:name="OpenSymbol" svg:font-family="OpenSymbol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Bitstream Vera Sans" style:font-size-asian="12pt" style:language-asian="en" style:country-asian="US" style:font-name-complex="Andale Sans UI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Bitstream Vera Sans" style:font-size-asian="12pt" style:language-asian="en" style:country-asian="US" style:font-name-complex="Andale Sans UI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1" style:font-family-asian="'Andale Sans UI'" style:font-pitch-asian="variable" style:font-size-asian="14pt" style:font-name-complex="Andale Sans UI1" style:font-family-complex="'Andale Sans UI'" style:font-pitch-complex="variable" style:font-size-complex="14pt"/>
    </style:style>
    <style:style style:name="List" style:family="paragraph" style:parent-style-name="Text_20_body" style:class="list">
      <style:text-properties style:font-name-complex="Andale Sans UI" style:font-family-complex="'Andale Sans U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ndale Sans UI" style:font-family-complex="'Andale Sans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" style:font-family-complex="'Andale Sans U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.8854in"/>
          <style:tab-stop style:position="5.1457in"/>
        </style:tab-stops>
      </style:paragraph-properties>
      <style:text-properties style:font-name="Arial" fo:font-size="10pt" officeooo:paragraph-rsid="001af2db" style:font-size-asian="10pt" style:font-size-complex="10pt"/>
    </style:style>
    <style:style style:name="MP2" style:family="paragraph" style:parent-style-name="Footer">
      <style:paragraph-properties>
        <style:tab-stops>
          <style:tab-stop style:position="2.8854in"/>
          <style:tab-stop style:position="5.1457in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8pt" officeooo:rsid="001a2f73" style:font-size-asian="8pt" style:font-size-complex="8pt"/>
    </style:style>
    <style:style style:name="MT2" style:family="text">
      <style:text-properties fo:font-size="8pt" officeooo:rsid="001af2db" style:font-size-asian="8pt" style:font-size-complex="8pt"/>
    </style:style>
    <style:style style:name="MT3" style:family="text">
      <style:text-properties officeooo:rsid="001af2db"/>
    </style:style>
    <style:style style:name="MT4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Best Compan</text:span><text:span text:style-name="MT2">y LTD</text:span><text:tab/><text:span text:style-name="MT3">VAT ID</text:span><text:tab/>Account details:</text:p>
        <text:p text:style-name="MP1"><text:span text:style-name="MT1">Best Street</text:span><text:span text:style-name="MT4"> 7</text:span><text:tab/><text:span text:style-name="MT3">123</text:span>/<text:span text:style-name="MT3">456</text:span>/<text:span text:style-name="MT3">78900</text:span><text:tab/><text:span text:style-name="MT3">Best</text:span> Bank </text:p>
        <text:p text:style-name="MP2"><text:span text:style-name="MT3">12345</text:span> <text:span text:style-name="MT3">Best City</text:span><text:tab/><text:span text:style-name="MT3">VAT City</text:span>, <text:tab/><text:span text:style-name="MT3">NUMBER</text:span> <text:span text:style-name="MT3">123 456 789</text:span><text:line-break/><text:span text:style-name="MT3">CEO</text:span>: <text:span text:style-name="MT3">Best CEO</text:span><text:tab/><text:span text:style-name="MT3">XXX</text:span> <text:span text:style-name="MT3">123456</text:span><text:tab/><text:span text:style-name="MT3">XXX</text:span> <text:s text:c="3"/><text:span text:style-name="MT3">123 456 00</text:span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6-05-03T22:43:49</meta:creation-date>
    <dc:date>2023-12-20T23:12:17.176246242</dc:date>
    <meta:print-date>2011-04-01T15:11:57.50</meta:print-date>
    <dc:language>en-US</dc:language>
    <meta:editing-cycles>273</meta:editing-cycles>
    <meta:editing-duration>PT9H37M16S</meta:editing-duration>
    <meta:printed-by>Frank Döller</meta:printed-by>
    <meta:document-statistic meta:table-count="1" meta:image-count="0" meta:object-count="0" meta:page-count="1" meta:paragraph-count="31" meta:word-count="92" meta:character-count="575" meta:non-whitespace-character-count="501"/>
    <meta:user-defined meta:name="Info 1"/>
    <meta:user-defined meta:name="Info 2"/>
    <meta:user-defined meta:name="Info 3"/>
    <meta:user-defined meta:name="Info 4"/>
  </office:meta>
</office:document-meta>
</file>